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Times New Roman3" svg:font-family="'Times New Roman'" style:font-adornments="Negret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/>
    </style:style>
    <style:style style:name="P2" style:family="paragraph" style:parent-style-name="Standard">
      <style:text-properties style:font-name="Times New Roman1" fo:language="fi" fo:country="FI" style:font-name-asian="Times New Roman1" style:language-asian="fi" style:country-asian="FI" style:font-name-complex="Times New Roman1" style:language-complex="fi" style:country-complex="FI"/>
    </style:style>
    <style:style style:name="P3" style:family="paragraph" style:parent-style-name="Standard">
      <style:paragraph-properties fo:text-align="center" style:justify-single-word="false"/>
      <style:text-properties style:font-name="Times New Roman1" fo:language="fi" fo:country="FI" style:font-name-asian="Times New Roman1" style:language-asian="fi" style:country-asian="FI" style:font-name-complex="Times New Roman1" style:language-complex="fi" style:country-complex="FI"/>
    </style:style>
    <style:style style:name="P4" style:family="paragraph" style:parent-style-name="Standard" style:list-style-name="L1">
      <style:text-properties style:font-name="Times New Roman1" fo:language="fi" fo:country="FI" style:font-name-asian="Times New Roman1" style:language-asian="fi" style:country-asian="FI" style:font-name-complex="Times New Roman1" style:language-complex="fi" style:country-complex="FI"/>
    </style:style>
    <style:style style:name="P5" style:family="paragraph" style:parent-style-name="Standard" style:list-style-name="L2">
      <style:text-properties style:font-name="Times New Roman1" fo:language="fi" fo:country="FI" style:font-name-asian="Times New Roman1" style:language-asian="fi" style:country-asian="FI" style:font-name-complex="Times New Roman1" style:language-complex="fi" style:country-complex="FI"/>
    </style:style>
    <style:style style:name="P6" style:family="paragraph" style:parent-style-name="Standard" style:list-style-name="L3">
      <style:text-properties style:font-name="Times New Roman1" fo:language="fi" fo:country="FI" style:font-name-asian="Times New Roman1" style:language-asian="fi" style:country-asian="FI" style:font-name-complex="Times New Roman1" style:language-complex="fi" style:country-complex="FI"/>
    </style:style>
    <style:style style:name="P7" style:family="paragraph" style:parent-style-name="Standard" style:list-style-name="L4">
      <style:text-properties style:font-name="Times New Roman1" fo:language="fi" fo:country="FI" style:font-name-asian="Times New Roman1" style:language-asian="fi" style:country-asian="FI" style:font-name-complex="Times New Roman1" style:language-complex="fi" style:country-complex="FI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22pt" fo:language="fi" fo:country="FI" style:font-name-asian="Times New Roman1" style:font-size-asian="22pt" style:language-asian="fi" style:country-asian="FI" style:font-name-complex="Times New Roman1" style:font-size-complex="22pt" style:language-complex="fi" style:country-complex="FI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fo:language="fi" fo:country="FI" style:font-name-asian="Times New Roman1" style:font-size-asian="14pt" style:language-asian="fi" style:country-asian="FI" style:font-name-complex="Times New Roman1" style:font-size-complex="14pt" style:language-complex="fi" style:country-complex="FI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Heading_20_1">
      <style:paragraph-properties fo:break-before="page"/>
      <style:text-properties style:font-name="Times New Roman"/>
    </style:style>
    <style:style style:name="P15" style:family="paragraph" style:parent-style-name="Heading_20_2">
      <style:text-properties style:font-name="Times New Roman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language="fi" fo:country="FI" style:font-name-asian="Times New Roman1" style:language-asian="fi" style:country-asian="FI" style:font-name-complex="Times New Roman1" style:language-complex="fi" style:country-complex="FI"/>
    </style:style>
    <style:style style:name="T3" style:family="text">
      <style:text-properties fo:font-size="13pt"/>
    </style:style>
    <style:style style:name="T4" style:family="text">
      <style:text-properties fo:font-style="normal"/>
    </style:style>
    <style:style style:name="T5" style:family="text">
      <style:text-properties style:font-size-asian="13pt"/>
    </style:style>
    <style:style style:name="T6" style:family="text">
      <style:text-properties style:font-style-asian="normal"/>
    </style:style>
    <style:style style:name="T7" style:family="text">
      <style:text-properties style:font-size-complex="13pt"/>
    </style:style>
    <style:style style:name="T8" style:family="text">
      <style:text-properties style:font-style-complex="normal"/>
    </style:style>
    <style:style style:name="T9" style:family="text">
      <style:text-properties fo:language="fi" fo:country="FI"/>
    </style:style>
    <style:style style:name="T10" style:family="text">
      <style:text-properties style:font-name-asian="Times New Roman1"/>
    </style:style>
    <style:style style:name="T11" style:family="text">
      <style:text-properties style:language-asian="fi" style:country-asian="FI"/>
    </style:style>
    <style:style style:name="T12" style:family="text">
      <style:text-properties style:font-name-complex="Times New Roman1"/>
    </style:style>
    <style:style style:name="T13" style:family="text">
      <style:text-properties style:language-complex="fi" style:country-complex="FI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Lentomatkustajan tax-free -ostoskassi</text:p>
      <text:p text:style-name="P9">Määrittelydokumentti</text:p>
      <text:p text:style-name="P9"/>
      <text:p text:style-name="P3">Timo Sinnemäki</text:p>
      <text:p text:style-name="P3">Tietokantasovellus, syksy 2010</text:p>
      <text:p text:style-name="P3">14.9.2010</text:p>
      <text:p text:style-name="P3"/>
      <text:h text:style-name="P14" text:outline-level="1">1. Johdanto</text:h>
      <text:h text:style-name="P15" text:outline-level="2">1.1. Yleiskuvaus</text:h>
      <text:p text:style-name="P1">Harjoitustyössä toteutetaan ohjelma, jonka avulla lentomatkustaja voi tilata varaamalleen paikalle tax-free -tuotteita sekä esittää lentoa koskevia erityistoiveita esimerkiksi lennolla tarjottavista aterioista. Ohjelma tuottaa matkustajalle tilausten pohjalta toimitusasiakirjan ja laskun.</text:p>
      <text:p text:style-name="P2"/>
      <text:p text:style-name="P2">Palvelun tarjoajan käyttöön ohjelmaan kuuluu välineet tuotteiden ryhmittelyyn sekä niiden tarjontatietojen ja esittelymateriaalien ylläpitoon.</text:p>
      <text:p text:style-name="P2"/>
      <text:h text:style-name="Heading_20_2" text:outline-level="2">1.2. Toteutusympäristö</text:h>
      <text:list xml:id="list1579985709" text:style-name="L1">
        <text:list-item>
          <text:p text:style-name="P10"><text:span text:style-name="T2">Tekstieditori: vim 7.2</text:span></text:p>
        </text:list-item>
        <text:list-item>
          <text:p text:style-name="P4">Versionhallinta: git 1.6</text:p>
        </text:list-item>
        <text:list-item>
          <text:p text:style-name="P4">Http-palvelin: apache 2.2</text:p>
        </text:list-item>
        <text:list-item>
          <text:p text:style-name="P4">Ohjelmointikieli: php 5.2</text:p>
        </text:list-item>
        <text:list-item>
          <text:p text:style-name="P4">Tietokantajärjestelmä: postgresql 8.4</text:p>
        </text:list-item>
      </text:list>
      <text:h text:style-name="Heading_20_2" text:outline-level="2">1.3. Toimintaympäristö</text:h>
      <text:list xml:id="list903499658" text:style-name="L2">
        <text:list-item>
          <text:p text:style-name="P11"><text:span text:style-name="T2">Http-palvelin: apache 2.2</text:span></text:p>
        </text:list-item>
        <text:list-item>
          <text:p text:style-name="P5">Ohjelmointikieli: php 5.2</text:p>
        </text:list-item>
        <text:list-item>
          <text:p text:style-name="P5">Tietokantajärjestelmä: postgresql 8.4</text:p>
          <text:p text:style-name="P5"/>
        </text:list-item>
      </text:list>
      <text:h text:style-name="Heading_20_1" text:outline-level="1">2. Toiminnot</text:h>
      <text:h text:style-name="Heading_20_2" text:outline-level="2"><text:span text:style-name="T2">2.1. Asiakkaan toiminnot</text:span></text:h>
      <text:list xml:id="list356660170" text:style-name="L3">
        <text:list-item>
          <text:p text:style-name="P12"><text:span text:style-name="T2">Kirjautuminen</text:span></text:p>
        </text:list-item>
        <text:list-item>
          <text:p text:style-name="P6">Lentojen selaus ja valinta</text:p>
        </text:list-item>
        <text:list-item>
          <text:p text:style-name="P6">Tuotetilaukset</text:p>
          <text:list>
            <text:list-item>
              <text:p text:style-name="P6">Lisääminen</text:p>
            </text:list-item>
            <text:list-item>
              <text:p text:style-name="P6">Muokkaaminen</text:p>
            </text:list-item>
          </text:list>
        </text:list-item>
        <text:list-item>
          <text:p text:style-name="P6">Poistaminen</text:p>
        </text:list-item>
      </text:list>
      <text:h text:style-name="Heading_20_2" text:outline-level="2">2.2. Palveluntarjoajan toiminnot</text:h>
      <text:list xml:id="list1476949253" text:style-name="L4">
        <text:list-item>
          <text:p text:style-name="P13"><text:span text:style-name="T2">Kirjautuminen</text:span></text:p>
        </text:list-item>
        <text:list-item>
          <text:p text:style-name="P7">Tarjontatiedot</text:p>
          <text:list>
            <text:list-item>
              <text:p text:style-name="P7">Lisääminen</text:p>
            </text:list-item>
            <text:list-item>
              <text:p text:style-name="P7">Muokkaaminen</text:p>
              <text:list>
                <text:list-item>
                  <text:p text:style-name="P7">Hinnan muokkaus</text:p>
                </text:list-item>
                <text:list-item>
                  <text:p text:style-name="P7">Esittelymateriaalin muokkaus</text:p>
                </text:list-item>
                <text:list-item>
                  <text:p text:style-name="P7">Tuoteryhmän vaihto</text:p>
                </text:list-item>
              </text:list>
            </text:list-item>
            <text:list-item>
              <text:p text:style-name="P7">Poistamin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Times New Roman3" svg:font-family="'Times New Roman'" style:font-adornments="Negret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2" fo:font-size="13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14T15:35:13</meta:creation-date>
    <dc:date>2010-09-14T16:25:19</dc:date>
    <meta:editing-duration>PT00H50M10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2" meta:paragraph-count="36" meta:word-count="135" meta:character-count="1129"/>
    <meta:user-defined meta:name="Info 1"/>
    <meta:user-defined meta:name="Info 2"/>
    <meta:user-defined meta:name="Info 3"/>
    <meta:user-defined meta:name="Info 4"/>
  </office:meta>
</office:document-meta>
</file>